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1pt" fo:font-weight="bold" officeooo:rsid="0010654c" officeooo:paragraph-rsid="0010654c" style:font-size-asian="9.60000038146973pt" style:font-weight-asian="bold" style:font-size-complex="11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chnologies Researched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8T17:56:07.506000000</meta:creation-date>
    <dc:date>2014-12-08T17:56:45.821000000</dc:date>
    <meta:editing-duration>PT38S</meta:editing-duration>
    <meta:editing-cycles>1</meta:editing-cycles>
    <meta:document-statistic meta:table-count="0" meta:image-count="0" meta:object-count="0" meta:page-count="1" meta:paragraph-count="1" meta:word-count="2" meta:character-count="23" meta:non-whitespace-character-count="22"/>
    <meta:generator>LibreOffice/4.3.0.4$Windows_x86 LibreOffice_project/62ad5818884a2fc2e5780dd45466868d41009ec0</meta:generator>
  </office:meta>
</office:document-meta>
</file>